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style:font-name="Arial" fo:font-size="14pt" style:font-name-asian="Arial1" style:font-size-asian="14pt" style:font-name-complex="Arial1" style:font-size-complex="14pt"/>
    </style:style>
    <style:style style:name="P2" style:family="paragraph" style:parent-style-name="Standard">
      <style:paragraph-properties fo:margin-left="-0.2957in" fo:margin-right="0in" fo:text-align="justify" style:justify-single-word="false" fo:text-indent="0.2957in" style:auto-text-indent="false"/>
    </style:style>
    <style:style style:name="P3" style:family="paragraph" style:parent-style-name="Standard">
      <style:paragraph-properties fo:margin-left="-0.2957in" fo:margin-right="0in" fo:text-align="justify" style:justify-single-word="false" fo:text-indent="0.2957in" style:auto-text-indent="false"/>
      <style:text-properties style:font-name="Arial" fo:font-size="10.5pt" fo:font-weight="bold" style:font-name-asian="Arial1" style:font-size-asian="10.5pt" style:font-weight-asian="bold" style:font-name-complex="Arial1" style:font-size-complex="10.5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6" style:family="paragraph" style:parent-style-name="Standard" style:master-page-name="Standard">
      <style:paragraph-properties fo:text-align="center" style:justify-single-word="false" style:page-number="1"/>
    </style:style>
    <style:style style:name="T1" style:family="text">
      <style:text-properties style:font-name="Arial" fo:font-size="16pt" fo:font-weight="bold" style:font-name-asian="Arial1" style:font-size-asian="16pt" style:font-weight-asian="bold" style:font-name-complex="Arial1" style:font-size-complex="16pt" style:font-weight-complex="bold"/>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font-style="italic" style:text-underline-style="solid" style:text-underline-width="auto" style:text-underline-color="font-color" style:font-name-asian="Arial1" style:font-size-asian="14pt" style:font-style-asian="italic" style:font-name-complex="Arial1" style:font-size-complex="14pt" style:font-style-complex="italic"/>
    </style:style>
    <style:style style:name="T4" style:family="text">
      <style:text-properties style:font-name="Arial" fo:font-size="10.5pt" fo:font-weight="bold" style:font-name-asian="Arial1" style:font-size-asian="10.5pt" style:font-weight-asian="bold" style:font-name-complex="Arial1" style:font-size-complex="10.5pt" style:font-weight-complex="bold"/>
    </style:style>
    <style:style style:name="T5" style:family="text">
      <style:text-properties style:text-position="super 58%" style:font-name="Arial" fo:font-size="14pt" style:font-name-asian="Arial1" style:font-size-asian="14pt" style:font-name-complex="Arial1" style:font-size-complex="14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parated family policy</text:span></text:p>
      <text:p text:style-name="Standard"><text:span text:style-name="T2">The staff within extra time understand the difficulties that can be presented when their family circle breaks down. We know that children respond to difficult situations in different ways, and we are here to facilitate a play environment, which can be released from the normal stresses and strains within the family home/circle. We are not a mediation unit, discussing family issues, unless it is an issue that may cause concern within the club whilst the child / ren are in our care.</text:span></text:p>
      <text:p text:style-name="Standard"><text:span text:style-name="T2">We will advise the parents to speak to the Parent Support Advisor (PSA) so school are also aware (if they haven’t done this already). <text:s/>We can also offer support if they ask for help to understand such things as tax credits for childcare, and agree who will be responsible for the financial side of their childcare. <text:s/></text:span></text:p>
      <text:p text:style-name="Standard"><text:span text:style-name="T2">We would hope that the family are able to tell us about any difficulties which could have an impact on their children when they are with us. <text:s/>Maybe the child is a bit more withdrawn than normal, (this will be kept confidential on a need to know basis within the setting) we will not ask any questions. <text:s/>The only information we would need to know is, where the children will be residing at the initial moment in time, who has initial responsibility for them at this moment in time and how the children seem to be coping with the separation of their parents. </text:span></text:p>
      <text:p text:style-name="Standard"><text:span text:style-name="T2">We will discuss with individual families any techniques they are using to help support their children at this difficult time. We will not intervene, unless a child discloses something, then the owner (Mandy Grosse) or Deputy Manager (Natalie Walton) will arrange a mutual time to discuss these issues, as we are only here to support your child whilst they play. <text:s/></text:span></text:p>
      <text:p text:style-name="Standard"><text:span text:style-name="T2">We will not take any </text:span><text:span text:style-name="T3">one</text:span><text:span text:style-name="T2"> parent off the registration and emergency contact forms, as long as they have parental responsibility. Both parents have the right to know what their children are doing whilst in our care, no matter what is going on within the family circle. No matter how strained the parent’s relationships are between them, we would expect both parents to work together with us, to ensure their children’s care is always paramount. The only time this would ever change is when we receive paperwork from the courts stating only one parent has sole custody of a child. We cannot take any measures to stop any parents collecting or speaking to the children without these papers, no matter what pressures each parent is under, our main concern is that the children are happy whilst in our care. <text:s/></text:span></text:p>
      <text:p text:style-name="Standard"><text:span text:style-name="T2">If there is ever an issue where a staff member has concerns about a child, when it’s a child presenting any different attitudes or behaviour, we would speak with the parent who collects them on that specific day. We need to know that our families, no matter how strained their relationships are, are conversing regularly, to ensure we all know how each child is. We don’t keep secrets from anyone. </text:span></text:p>
      <text:p text:style-name="Standard"><text:span text:style-name="T2">Our policy is to send the newsletters and texts to both parents (where applicable) with information regarding the out of school club. (If the family is separated due to imprisonment, then the newsletters and text/emails would only be sent to the person who the children are residing with).</text:span></text:p>
      <text:p text:style-name="Standard"><text:span text:style-name="T2">Signed: <text:s text:c="34"/>Position in club: owner</text:span></text:p>
      <text:p text:style-name="P1"/>
      <text:p text:style-name="Standard"><text:span text:style-name="T2">Date:<text:tab/>24</text:span><text:span text:style-name="T5">th</text:span><text:span text:style-name="T2"> November 2025<text:tab/><text:tab/><text:tab/>Review Date: Nov 2026</text:span></text:p>
      <text:p text:style-name="P2"><text:span text:style-name="T4">I the undersigned: have received a copy of this policy via email, and am signing to say I will adhere to the policy at all times.</text:span></text:p>
      <text:p text:style-name="P3"/>
      <text:p text:style-name="P2"><text:span text:style-name="T4">A Grosse:<text:tab/><text:tab/><text:tab/><text:tab/><text:tab/>date:</text:span></text:p>
      <text:p text:style-name="P3"/>
      <text:p text:style-name="P2"><text:span text:style-name="T4">N.Walton:<text:tab/><text:tab/><text:tab/><text:tab/><text:tab/>Date:</text:span></text:p>
      <text:p text:style-name="P3"/>
      <text:p text:style-name="P2"><text:span text:style-name="T4">H.Bailey:<text:tab/><text:tab/><text:tab/><text:tab/><text:tab/>Date:</text:span></text:p>
      <text:p text:style-name="P3"/>
      <text:p text:style-name="P2"><text:span text:style-name="T4">T.Quinn:<text:tab/> <text:s text:c="49"/>Date:<text:tab/></text:span></text:p>
      <text:p text:style-name="P3"/>
      <text:p text:style-name="P2"><text:span text:style-name="T4">M.Wright:<text:tab/><text:tab/><text:tab/><text:tab/><text:tab/>Date:</text:span></text:p>
      <text:p text:style-name="P3"/>
      <text:p text:style-name="P2"><text:span text:style-name="T4">K.McGinty:<text:tab/><text:tab/><text:tab/><text:tab/><text:tab/>Date:</text:span></text:p>
      <text:p text:style-name="P3"/>
      <text:p text:style-name="P3"><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2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page-layout>
  </office:automatic-styles>
  <office:master-styles>
    <style:master-page style:name="Standard" style:page-layout-name="Mpm1">
      <style:header>
        <text:p text:style-name="MP1"><text:span text:style-name="MT1"><text:tab/>Extra time policy and procedures <text:s text:c="3"/>November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1-24T09:39:00</meta:creation-date>
    <meta:initial-creator>amanda grosse</meta:initial-creator>
    <meta:document-statistic meta:table-count="0" meta:image-count="0" meta:object-count="0" meta:page-count="2" meta:paragraph-count="18" meta:word-count="620" meta:character-count="3686" meta:non-whitespace-character-count="2962"/>
    <meta:generator>LibreOfficeDev/6.0.5.2$Linux_X86_64 LibreOffice_project/</meta:generator>
  </office:meta>
</office:document-meta>
</file>